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icURLHandler.getURLInfo( URL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icURLHandler.download( URL src , File dest , CopyProgressListener l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BasicURLHandler.openStream( URL ur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BasicURLHandler.getURLInfo( URL url , int timeou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BasicURLHandler.BasicURL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tatus.Http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BasicURLHandler.checkStatusCode( URL url , HttpURLConnection c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BasicURLHandler.upload( File source , URL dest , CopyProgressListener 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BasicURLHandler.disconnect( URLConnection c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